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8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20.63pt" svg:height="152.99pt" svg:x="247.29pt" svg:y="50.49pt">
            <loext:p draw:notify-on-update-of-ranges="Sheet1.A3:Sheet1.A14 Sheet1.B2:Sheet1.B2 Sheet1.B3:Sheet1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9.01pt" svg:height="152.96pt" svg:x="248.97pt" svg:y="280.35pt">
            <loext:p draw:notify-on-update-of-ranges="Sheet1.A18:Sheet1.A18 Sheet1.A19:Sheet1.A30 Sheet1.B18:Sheet1.B18 Sheet1.B19:Sheet1.B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heory</text:p>
          </table:table-cell>
          <table:table-cell/>
        </table:table-row>
        <table:table-row table:style-name="ro2"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CONFIDENCE</text:p>
          </table:table-cell>
        </table:table-row>
        <table:table-row table:style-name="ro2">
          <table:table-cell office:value-type="string" calcext:value-type="string">
            <text:p>HR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etwork++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Network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dv C++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OOD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IPC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Adv C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DS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Practice</text:p>
          </table:table-cell>
          <table:table-cell/>
        </table:table-row>
        <table:table-row table:style-name="ro2"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Sessions</text:p>
          </table:table-cell>
        </table:table-row>
        <table:table-row table:style-name="ro2">
          <table:table-cell office:value-type="string" calcext:value-type="string">
            <text:p>HR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etwork+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etwork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dv C+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OD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++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P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dv C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D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6:23:14.912707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9:58:18.636749843</meta:creation-date>
    <meta:generator>LibreOffice/5.3.1.2$Linux_x86 LibreOffice_project/30m0$Build-2</meta:generator>
    <dc:date>2017-12-18T16:28:50.375455792</dc:date>
    <meta:editing-duration>PT24M55S</meta:editing-duration>
    <meta:editing-cycles>4</meta:editing-cycles>
    <meta:document-statistic meta:table-count="1" meta:cell-count="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12cm" svg:height="5.398cm" xlink:href=".." xlink:type="simple" chart:class="chart:bar" chart:style-name="ch1">
        <chart:legend chart:legend-position="end" svg:x="8.307cm" svg:y="2.426cm" style:legend-expansion="high" chart:style-name="ch2"/>
        <chart:plot-area chart:style-name="ch3" table:cell-range-address="Sheet1.A2:Sheet1.B14" chart:data-source-has-labels="both" svg:x="0.226cm" svg:y="0.107cm" svg:width="7.856cm" svg:height="5.184cm">
          <chartooo:coordinate-region svg:x="0.847cm" svg:y="0.107cm" svg:width="7.235cm" svg:height="3.338cm"/>
          <chart:axis chart:dimension="x" chart:name="primary-x" chart:style-name="ch4" chartooo:axis-type="auto">
            <chartooo:date-scale/>
            <chart:categories table:cell-range-address="Sheet1.A3:Sheet1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4" chart:label-cell-address="Sheet1.B2:Sheet1.B2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FIDENCE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R</text:p>
                <draw:g>
                  <svg:desc>Sheet1.A3:Sheet1.A14</svg:desc>
                </draw:g>
              </table:table-cell>
              <table:table-cell office:value-type="float" office:value="5">
                <text:p>5</text:p>
                <draw:g>
                  <svg:desc>Sheet1.B3:Sheet1.B14</svg:desc>
                </draw:g>
              </table:table-cell>
            </table:table-row>
            <table:table-row>
              <table:table-cell office:value-type="string">
                <text:p>Network++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dv C++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O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T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dv C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S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" chart:max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55cm" svg:height="5.397cm" xlink:href=".." xlink:type="simple" chart:class="chart:bar" chart:style-name="ch1">
        <chart:legend chart:legend-position="end" svg:x="9.07cm" svg:y="2.425cm" style:legend-expansion="high" chart:style-name="ch2"/>
        <chart:plot-area chart:style-name="ch3" table:cell-range-address="Sheet1.A18:Sheet1.B30" chart:data-source-has-labels="both" svg:x="0.225cm" svg:y="0.107cm" svg:width="8.621cm" svg:height="5.183cm">
          <chartooo:coordinate-region svg:x="0.846cm" svg:y="0.107cm" svg:width="8cm" svg:height="3.337cm"/>
          <chart:axis chart:dimension="x" chart:name="primary-x" chart:style-name="ch4" chartooo:axis-type="auto">
            <chartooo:date-scale/>
            <chart:categories table:cell-range-address="Sheet1.A19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9:Sheet1.B30" chart:label-cell-address="Sheet1.B18:Sheet1.B18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ssions</text:p>
                <draw:g>
                  <svg:desc>Sheet1.B18:Sheet1.B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R</text:p>
                <draw:g>
                  <svg:desc>Sheet1.A19:Sheet1.A30</svg:desc>
                </draw:g>
              </table:table-cell>
              <table:table-cell office:value-type="float" office:value="1">
                <text:p>1</text:p>
                <draw:g>
                  <svg:desc>Sheet1.B19:Sheet1.B30</svg:desc>
                </draw:g>
              </table:table-cell>
            </table:table-row>
            <table:table-row>
              <table:table-cell office:value-type="string">
                <text:p>Network++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twork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v C++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O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T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dv 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